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nconsolata" svg:font-family="Inconsolata" style:font-pitch="fixed"/>
    <style:font-face style:name="Inconsolata1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0.9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6.4cm"/>
      <style:paragraph-properties style:writing-mode="lr-tb"/>
    </style:style>
    <style:style style:name="gr3" style:family="graphic" style:parent-style-name="objectwithoutfill">
      <style:graphic-properties svg:stroke-color="#000000" draw:marker-start="Circle" draw:marker-end="Rounded_20_short_20_Arrow" draw:marker-end-width="0.3cm" draw:fill="solid" draw:textarea-vertical-align="middle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95cm" fo:min-width="0.9cm"/>
      <style:paragraph-properties style:writing-mode="lr-tb"/>
    </style:style>
    <style:style style:name="gr5" style:family="graphic" style:parent-style-name="standard">
      <style:graphic-properties svg:stroke-color="#000000" draw:fill="none" draw:fill-color="#cccccc" draw:textarea-horizontal-align="justify" draw:textarea-vertical-align="middle" draw:auto-grow-height="false" fo:min-height="0.95cm" fo:min-width="0.9cm"/>
      <style:paragraph-properties style:writing-mode="lr-tb"/>
    </style:style>
    <style:style style:name="P1" style:family="paragraph">
      <style:paragraph-properties fo:text-align="start" style:writing-mode="lr-tb"/>
      <style:text-properties style:font-name="Inconsolata"/>
    </style:style>
    <style:style style:name="P2" style:family="paragraph">
      <loext:graphic-properties draw:fill="none"/>
      <style:paragraph-properties fo:text-align="start" style:writing-mode="lr-tb"/>
      <style:text-properties style:font-name="Inconsolata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cccccc"/>
      <style:paragraph-properties fo:text-align="start" style:writing-mode="lr-tb"/>
      <style:text-properties style:font-name="Inconsolata"/>
    </style:style>
    <style:style style:name="P5" style:family="paragraph">
      <loext:graphic-properties draw:fill="none" draw:fill-color="#cccccc"/>
      <style:paragraph-properties fo:text-align="start" style:writing-mode="lr-tb"/>
      <style:text-properties style:font-name="Inconsolata"/>
    </style:style>
    <style:style style:name="T1" style:family="text">
      <style:text-properties style:font-name="Inconsolat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custom-shape draw:style-name="gr1" draw:text-style-name="P2" xml:id="id1" draw:id="id1" draw:layer="layout" svg:width="1.4cm" svg:height="1.2cm" svg:x="3cm" svg:y="3cm">
            <text:p text:style-name="P1"><text:span text:style-name="T1">p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2" draw:id="id2" draw:layer="layout" svg:width="6.9cm" svg:height="1.2cm" svg:x="6cm" svg:y="3cm">
            <text:p text:style-name="P1"><text:span text:style-name="T1">age:24, name:"alice"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4.4cm" svg:y1="3.6cm" svg:x2="6cm" svg:y2="3.6cm" draw:start-shape="id1" draw:start-glue-point="1" draw:end-shape="id2" draw:end-glue-point="3" svg:d="M4400 3600h1600" svg:viewBox="0 0 1601 1">
            <text:p/>
          </draw:connector>
        </draw:g>
        <draw:g>
          <draw:custom-shape draw:style-name="gr4" draw:text-style-name="P4" draw:layer="layout" svg:width="1.4cm" svg:height="1.2cm" svg:x="3cm" svg:y="7.3cm">
            <text:p text:style-name="P1"><text:span text:style-name="T1">p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4" draw:id="id4" draw:layer="layout" svg:width="6.9cm" svg:height="1.2cm" svg:x="6cm" svg:y="7.3cm">
            <text:p text:style-name="P1"><text:span text:style-name="T1">age:24, name:"alice"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4.4cm" svg:y1="6.7cm" svg:x2="6cm" svg:y2="7.9cm" draw:start-shape="id3" draw:start-glue-point="1" draw:end-shape="id4" draw:end-glue-point="3" svg:d="M4400 6700h800v1200h800" svg:viewBox="0 0 1601 1201">
            <text:p/>
          </draw:connector>
          <draw:custom-shape draw:style-name="gr1" draw:text-style-name="P2" xml:id="id3" draw:id="id3" draw:layer="layout" svg:width="1.4cm" svg:height="1.2cm" svg:x="3cm" svg:y="6.1cm">
            <text:p text:style-name="P1"><text:span text:style-name="T1">p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5" xml:id="id7" draw:id="id7" draw:layer="layout" svg:width="1.4cm" svg:height="1.2cm" svg:x="3cm" svg:y="12.1cm">
            <text:p text:style-name="P1"><text:span text:style-name="T1">p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8" draw:id="id8" draw:layer="layout" svg:width="6.9cm" svg:height="1.2cm" svg:x="6cm" svg:y="12.1cm">
            <text:p text:style-name="P1"><text:span text:style-name="T1">age:24, name:"alice"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4.4cm" svg:y1="11.5cm" svg:x2="6cm" svg:y2="11.5cm" draw:start-shape="id5" draw:start-glue-point="1" draw:end-shape="id6" draw:end-glue-point="3" svg:d="M4400 11500h1600" svg:viewBox="0 0 1601 1">
            <text:p/>
          </draw:connector>
          <draw:custom-shape draw:style-name="gr1" draw:text-style-name="P2" xml:id="id5" draw:id="id5" draw:layer="layout" svg:width="1.4cm" svg:height="1.2cm" svg:x="3cm" svg:y="10.9cm">
            <text:p text:style-name="P1"><text:span text:style-name="T1">p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6" draw:id="id6" draw:layer="layout" svg:width="6.9cm" svg:height="1.2cm" svg:x="6cm" svg:y="10.9cm">
            <text:p text:style-name="P1"><text:span text:style-name="T1">age:24, name:"alice"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4.4cm" svg:y1="12.7cm" svg:x2="6cm" svg:y2="12.7cm" draw:start-shape="id7" draw:start-glue-point="1" draw:end-shape="id8" draw:end-glue-point="3" svg:d="M4400 12700h1600" svg:viewBox="0 0 1601 1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nconsolata" svg:font-family="Inconsolata" style:font-pitch="fixed"/>
    <style:font-face style:name="Inconsolata1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1T16:23:29.117992647</meta:creation-date>
    <dc:date>2020-03-01T20:52:04.179424032</dc:date>
    <meta:editing-duration>PT28M20S</meta:editing-duration>
    <meta:editing-cycles>6</meta:editing-cycles>
    <meta:generator>LibreOffice/6.4.1.2$Linux_X86_64 LibreOffice_project/4d224e95b98b138af42a64d84056446d09082932</meta:generator>
    <meta:document-statistic meta:object-count="16"/>
  </office:meta>
</office:document-meta>
</file>